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c81d" officeooo:paragraph-rsid="000ec81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ec81d" officeooo:paragraph-rsid="000ec81d" style:font-weight-asian="normal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font-weight="normal" officeooo:rsid="000ec81d" officeooo:paragraph-rsid="000ec81d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shadow="none"/>
      <style:text-properties fo:font-weight="normal" officeooo:rsid="000ec81d" officeooo:paragraph-rsid="000ec81d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 style:shadow="none"/>
      <style:text-properties fo:font-weight="normal" officeooo:rsid="000ec81d" officeooo:paragraph-rsid="000ec81d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 style:shadow="none"/>
      <style:text-properties fo:font-weight="normal" officeooo:rsid="000ec81d" officeooo:paragraph-rsid="000ec81d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 style:shadow="none"/>
      <style:text-properties fo:font-weight="normal" officeooo:rsid="000ec81d" officeooo:paragraph-rsid="000ec81d" style:font-weight-asian="normal" style:font-weight-complex="normal"/>
    </style:style>
    <style:style style:name="P8" style:family="paragraph" style:parent-style-name="Standard" style:master-page-name="">
      <style:paragraph-properties fo:text-align="start" style:justify-single-word="false" style:page-number="auto" style:shadow="none">
        <style:tab-stops>
          <style:tab-stop style:position="13.811cm" style:type="right"/>
        </style:tab-stops>
      </style:paragraph-properties>
      <style:text-properties fo:font-weight="normal" officeooo:rsid="000ec81d" officeooo:paragraph-rsid="000ec81d" style:font-weight-asian="normal" style:font-weight-complex="normal"/>
    </style:style>
    <style:style style:name="P9" style:family="paragraph" style:parent-style-name="Footer">
      <style:paragraph-properties fo:text-align="center" style:justify-single-word="false"/>
      <style:text-properties officeooo:rsid="000ec81d" officeooo:paragraph-rsid="000ec81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FTAR ISI</text:p>
      <text:p text:style-name="P1"/>
      <text:p text:style-name="P1"/>
      <text:p text:style-name="P1"/>
      <text:p text:style-name="P2">Halaman</text:p>
      <text:p text:style-name="P8">Abstrak …………………………………………………………………………. <text:s text:c="3"/>i</text:p>
      <text:p text:style-name="P4"/>
      <text:p text:style-name="P4">Abstract …………………………………………………………………………. <text:s/>ii</text:p>
      <text:p text:style-name="P4"/>
      <text:p text:style-name="P4">Kata Pengantar ………………………………………………………………… <text:s text:c="2"/>iii</text:p>
      <text:p text:style-name="P4"/>
      <text:p text:style-name="P4">Daftar Isi</text:p>
      <text:p text:style-name="P4"/>
      <text:p text:style-name="P4"/>
      <text:p text:style-name="P4">BABI PENDAHULUAN</text:p>
      <text:p text:style-name="P4"/>
      <text:list xml:id="list788123970" text:style-name="L1">
        <text:list-item>
          <text:p text:style-name="P5">Latar Belakang</text:p>
        </text:list-item>
        <text:list-item>
          <text:p text:style-name="P5">Tujuan dan Manfaat Penulisan</text:p>
        </text:list-item>
        <text:list-item>
          <text:p text:style-name="P5">Waktu dan Tempat</text:p>
        </text:list-item>
      </text:list>
      <text:p text:style-name="P4"/>
      <text:p text:style-name="P4">BABII TINJAUAN PUSTAKA</text:p>
      <text:p text:style-name="P4"/>
      <text:list xml:id="list1106143124" text:style-name="L2">
        <text:list-item>
          <text:p text:style-name="P6">Tinjauan Pustaka</text:p>
        </text:list-item>
      </text:list>
      <text:list xml:id="list3006902121" text:style-name="L3">
        <text:list-item>
          <text:p text:style-name="P7">Definisi Analisa Sistem</text:p>
        </text:list-item>
        <text:list-item>
          <text:p text:style-name="P7">Definisi Sistem</text:p>
        </text:list-item>
        <text:list-item>
          <text:p text:style-name="P7">Definisi Informasi</text:p>
        </text:list-item>
        <text:list-item>
          <text:p text:style-name="P7">Definisi Sistem Informasi</text:p>
        </text:list-item>
        <text:list-item>
          <text:p text:style-name="P7">Analisis Terstruktur</text:p>
        </text:list-item>
        <text:list-item>
          <text:p text:style-name="P7">Pengertian Diagram Konteks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ec81d" officeooo:paragraph-rsid="000ec81d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MP1">v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5:00:06.197384697</meta:creation-date>
    <dc:date>2019-05-10T15:15:35.540357316</dc:date>
    <meta:editing-duration>PT15M41S</meta:editing-duration>
    <meta:editing-cycles>1</meta:editing-cycles>
    <meta:document-statistic meta:table-count="0" meta:image-count="0" meta:object-count="0" meta:page-count="1" meta:paragraph-count="19" meta:word-count="57" meta:character-count="417" meta:non-whitespace-character-count="383"/>
    <meta:generator>LibreOffice/6.0.7.3$Linux_x86 LibreOffice_project/00m0$Build-3</meta:generator>
  </office:meta>
</office:document-meta>
</file>